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 <text:s text:c="11"/><text:tab/><text:span text:style-name="T3">Employee Management System</text:span></text:p>
      <text:p text:style-name="Standard"><text:span text:style-name="T3"><text:tab/></text:span><text:a xlink:type="simple" xlink:href="python://for each=&quot;obj in objects&quot;"><text:span text:style-name="T3">loop</text:span></text:a></text:p>
      <text:p text:style-name="Standard"><text:span text:style-name="T3"/></text:p>
      <text:p text:style-name="Standard"><text:span text:style-name="T3">Department Name: </text:span><text:a xlink:type="simple" xlink:href="python://obj.name or&quot;&quot;"><text:span text:style-name="T3">name</text:span></text:a></text:p>
      <text:p text:style-name="Standard"><text:span text:style-name="T3"/></text:p>
      <text:p text:style-name="Standard"><text:span text:style-name="T3">Salary: </text:span><text:a xlink:type="simple" xlink:href="python://obj.salary or 0.0"><text:span text:style-name="T3">salary</text:span></text:a></text:p>
      <text:p text:style-name="Standard"><text:span text:style-name="T3"/></text:p>
      <text:p text:style-name="Standard"><text:span text:style-name="T3"/></text:p>
      <text:p text:style-name="Standard"><text:span text:style-name="T3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<text:s text:c="16"/><text:span text:style-name="T5">NAME</text:span></text:p>
          </table:table-cell>
          <table:table-cell table:style-name="Table1.A1" office:value-type="string">
            <text:p text:style-name="Table_20_Contents"><text:s text:c="16"/><text:span text:style-name="T5">GENDER</text:span></text:p>
          </table:table-cell>
          <table:table-cell table:style-name="Table1.C1" office:value-type="string">
            <text:p text:style-name="Table_20_Contents"><text:s text:c="8"/><text:span text:style-name="T5">Company Name</text:span></text:p>
          </table:table-cell>
        </table:table-row>
        <table:table-row>
          <table:table-cell table:style-name="Table1.A2" office:value-type="string">
            <text:p text:style-name="Table_20_Contents"><text:a xlink:type="simple" xlink:href="python://for each=&quot;line in obj.employee_ids&quot;">loop</text:a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 text:c="19"/><text:a xlink:type="simple" xlink:href="python://line.name or&quot;&quot;">name</text:a></text:p>
          </table:table-cell>
          <table:table-cell table:style-name="Table1.A2" office:value-type="string">
            <text:p text:style-name="Table_20_Contents"><text:s text:c="20"/><text:a xlink:type="simple" xlink:href="python://line.gender or&quot;&quot;">gender</text:a></text:p>
          </table:table-cell>
          <table:table-cell table:style-name="Table1.C2" office:value-type="string">
            <text:p text:style-name="Table_20_Contents"><text:s text:c="17"/><text:a xlink:type="simple" xlink:href="python://line.emp_company.name or&quot;&quot;">Comp name</text:a></text:p>
          </table:table-cell>
        </table:table-row>
        <table:table-row>
          <table:table-cell table:style-name="Table1.A2" office:value-type="string">
            <text:p text:style-name="Table_20_Contents"><text:a xlink:type="simple" xlink:href="python:///for">end</text:a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a xlink:type="simple" xlink:href="python:///for"><text:span text:style-name="T3">end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9:23:40</meta:creation-date>
    <dc:date>2015-02-12T10:58:08</dc:date>
    <meta:editing-duration>P0D</meta:editing-duration>
    <meta:editing-cycles>2</meta:editing-cycles>
    <meta:generator>LibreOffice/3.5$Linux_x86 LibreOffice_project/350m1$Build-2</meta:generator>
    <meta:document-statistic meta:table-count="1" meta:image-count="0" meta:object-count="0" meta:page-count="1" meta:paragraph-count="13" meta:word-count="20" meta:character-count="228" meta:non-whitespace-character-count="109"/>
  </office:meta>
</office:document-meta>
</file>